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217a00" officeooo:paragraph-rsid="00217a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59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Linux Commands</text:span></text:p>
      <text:p text:style-name="P1"><text:span text:style-name="T2"/></text:p>
      <text:p text:style-name="P2"><text:span text:style-name="T2">m</text:span><text:span text:style-name="T1">kdir – make or create directory</text:span></text:p>
      <text:p text:style-name="P2"><text:span text:style-name="T1">ls – list the directory content</text:span></text:p>
      <text:p text:style-name="P2"><text:span text:style-name="T1">tree – it will list the contents of directories in tree like format</text:span></text:p>
      <text:p text:style-name="P2"><text:span text:style-name="T1">cd – change directory</text:span></text:p>
      <text:p text:style-name="P2"><text:span text:style-name="T1">pwd – print working directory</text:span></text:p>
      <text:p text:style-name="P2"><text:span text:style-name="T1">rmdir – remove or delete directory</text:span></text:p>
      <text:p text:style-name="P2"><text:span text:style-name="T1">rm – remove file or direc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0T23:21:06.717265076</meta:creation-date>
    <dc:date>2025-08-30T23:53:18.870902426</dc:date>
    <meta:editing-duration>PT22M2S</meta:editing-duration>
    <meta:editing-cycles>1</meta:editing-cycles>
    <meta:document-statistic meta:table-count="0" meta:image-count="0" meta:object-count="0" meta:page-count="1" meta:paragraph-count="8" meta:word-count="41" meta:character-count="257" meta:non-whitespace-character-count="216"/>
    <meta:generator>LibreOffice/7.3.7.2$Linux_X86_64 LibreOffice_project/30$Build-2</meta:generator>
  </office:meta>
</office:document-meta>
</file>